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4" style:family="table">
      <style:table-properties style:width="6.5924in" fo:margin-left="-0.075in" fo:margin-top="0in" fo:margin-bottom="0in" table:align="left" style:writing-mode="lr-tb"/>
    </style:style>
    <style:style style:name="Таблица4.A" style:family="table-column">
      <style:table-column-properties style:column-width="0.4563in"/>
    </style:style>
    <style:style style:name="Таблица4.B" style:family="table-column">
      <style:table-column-properties style:column-width="3.6611in"/>
    </style:style>
    <style:style style:name="Таблица4.C" style:family="table-column">
      <style:table-column-properties style:column-width="1.2688in"/>
    </style:style>
    <style:style style:name="Таблица4.D" style:family="table-column">
      <style:table-column-properties style:column-width="1.2063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Таблица4.B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Таблица4.C3" style:family="table-cell" style:data-style-name="N0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0" fo:widows="0" fo:hyphenation-ladder-count="no-limit"/>
      <style:text-properties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 fo:orphans="0" fo:widows="0" fo:hyphenation-ladder-count="no-limit"/>
      <style:text-properties fo:color="#ff0000" fo:font-size="12pt" fo:font-style="italic" style:letter-kerning="true" style:font-name-asian="DejaVu Sans" style:font-size-asian="12pt" style:language-asian="hi" style:country-asian="IN" style:font-style-asian="italic" style:font-name-complex="Lohit Hindi" style:font-size-complex="12pt" style:language-complex="hi" style:country-complex="IN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/>
      <style:text-properties fo:font-size="8pt" style:letter-kerning="true" style:font-name-asian="DejaVu Sans" style:font-size-asian="8pt" style:language-asian="hi" style:country-asian="IN" style:font-name-complex="Lohit Hindi" style:font-size-complex="8pt" style:language-complex="hi" style:country-complex="IN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orphans="0" fo:widows="0" fo:hyphenation-ladder-count="no-limit" fo:break-before="column"/>
      <style:text-properties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break-before="column"/>
      <style:text-properties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letter-kerning="true" style:font-name-asian="DejaVu Sans" style:font-size-asian="14pt" style:language-asian="hi" style:country-asian="IN" style:font-size-complex="14pt" style:language-complex="hi" style:country-complex="IN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 fo:hyphenation-ladder-count="no-limit"/>
      <style:text-properties fo:font-size="14pt" fo:language="en" fo:country="US" style:font-size-asian="14pt" style:font-size-complex="14pt" fo:hyphenate="false" fo:hyphenation-remain-char-count="2" fo:hyphenation-push-char-count="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13">ПОКАЗАТЕЛИ ВЫПОЛНЕНИЯ НИР</text:p>
        <text:p text:style-name="P5"/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row table:style-name="Таблица4.1">
            <table:table-cell table:style-name="Таблица4.A1" office:value-type="string">
              <text:p text:style-name="P2">№ п/п</text:p>
            </table:table-cell>
            <table:table-cell table:style-name="Таблица4.A1" office:value-type="string">
              <text:p text:style-name="P2">Наименование проводимых работ</text:p>
            </table:table-cell>
            <table:table-cell table:style-name="Таблица4.A1" office:value-type="string">
              <text:p text:style-name="P2">Планируемое значение показателя</text:p>
            </table:table-cell>
            <table:table-cell table:style-name="Таблица4.A1" office:value-type="string">
              <text:p text:style-name="P3">Достигнутое значение показателя</text:p>
            </table:table-cell>
          </table:table-row>
          <table:table-row table:style-name="Таблица4.1">
            <table:table-cell table:style-name="Таблица4.A1" office:value-type="string">
              <text:p text:style-name="P2">1</text:p>
            </table:table-cell>
            <table:table-cell table:style-name="Таблица4.A1" table:number-columns-spanned="3" office:value-type="string">
              <text:p text:style-name="P6">Обязательные показатели выполнения научно-исследовательской работы</text:p>
            </table:table-cell>
            <table:covered-table-cell/>
            <table:covered-table-cell/>
          </table:table-row>
          <table:table-row table:style-name="Таблица4.1">
            <table:table-cell table:style-name="Таблица4.A1" office:value-type="string">
              <text:p text:style-name="P2">1.1</text:p>
            </table:table-cell>
            <table:table-cell table:style-name="Таблица4.B3" office:value-type="string">
              <text:p text:style-name="P1">Сбор источников литературы по теме исследования</text:p>
            </table:table-cell>
            <table:table-cell table:style-name="Таблица4.C3" office:value-type="float" office:value="8">
              <text:p text:style-name="P14">8</text:p>
            </table:table-cell>
            <table:table-cell table:style-name="Таблица4.C3" office:value-type="float" office:value="8">
              <text:p text:style-name="P15">8</text:p>
            </table:table-cell>
          </table:table-row>
          <table:table-row table:style-name="Таблица4.1">
            <table:table-cell table:style-name="Таблица4.A1" office:value-type="string">
              <text:p text:style-name="P2">1.2</text:p>
            </table:table-cell>
            <table:table-cell table:style-name="Таблица4.B3" office:value-type="string">
              <text:p text:style-name="P1">Изучение Интернет-ресурсов по теме исследования </text:p>
            </table:table-cell>
            <table:table-cell table:style-name="Таблица4.C3" office:value-type="float" office:value="5">
              <text:p text:style-name="P14">5</text:p>
            </table:table-cell>
            <table:table-cell table:style-name="Таблица4.C3" office:value-type="float" office:value="5">
              <text:p text:style-name="P15">5</text:p>
            </table:table-cell>
          </table:table-row>
        </table:table>
        <text:p text:style-name="P9"/>
        <text:p text:style-name="P4"/>
      </text:section>
      <text:section text:style-name="Sect2" text:name="Раздел2">
        <text:p text:style-name="P7">Студент</text:p>
        <text:p text:style-name="P7"/>
        <text:p text:style-name="P7">Белоусов Андрей Алексеевич</text:p>
        <text:p text:style-name="P7"/>
        <text:p text:style-name="P7">___________________________</text:p>
        <text:p text:style-name="P10"><text:s text:c="31"/>Подпись</text:p>
        <text:p text:style-name="P7"/>
        <text:p text:style-name="P7"/>
        <text:p text:style-name="P11">Научный руководитель </text:p>
        <text:p text:style-name="P7"/>
        <text:p text:style-name="P7">Гошин Егор Вячеславович</text:p>
        <text:p text:style-name="P7"/>
        <text:p text:style-name="P7">_________________________</text:p>
        <text:p text:style-name="P10"><text:s text:c="30"/>Подпись</text:p>
        <text:p text:style-name="P7"/>
        <text:p text:style-name="P7">«__»__________________20__г.</text:p>
      </text:section>
      <text:section text:style-name="Sect1" text:name="Раздел3">
        <text:p text:style-name="P12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lain_20_Text" style:display-name="Plain Text" style:family="paragraph" style:parent-style-name="Standard" style:default-outline-level="" style:list-style-name="">
      <style:text-properties style:font-name="Courier New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Знак" style:display-name="Текст Знак" style:family="text">
      <style:text-properties style:font-name="Courier New" fo:font-size="10pt" style:font-name-asian="Times New Roman1" style:font-size-asian="10pt" style:language-asian="ru" style:country-asian="RU" style:font-name-complex="Times New Roman1" style:font-size-complex="10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w-headline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4898in" fo:margin-left="0.979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898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9898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39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39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4898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4898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s</meta:initial-creator>
    <meta:editing-cycles>9</meta:editing-cycles>
    <meta:print-date>2012-11-01T08:36:00</meta:print-date>
    <meta:creation-date>2020-06-08T06:22:00</meta:creation-date>
    <dc:date>2020-06-15T13:35:52.72</dc:date>
    <meta:editing-duration>PT10M31S</meta:editing-duration>
    <meta:generator>OpenOffice/4.1.7$Win32 OpenOffice.org_project/417m1$Build-9800</meta:generator>
    <meta:document-statistic meta:table-count="1" meta:image-count="0" meta:object-count="0" meta:page-count="1" meta:paragraph-count="24" meta:word-count="51" meta:character-count="525"/>
    <meta:user-defined meta:name="AppVersion">16.0000</meta:user-defined>
    <meta:user-defined meta:name="Company">ss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